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DebuggingSitemapExecutor.notifyPipelineProcessed( ExecutionContext context , Map object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moteDebuggingSitemapExecutor.addGenerator( ExecutionContext context , Map objectModel , PipelineComponent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DebuggingSitemapExecutor.invokeSwitchSelector( ExecutionContext context , Map objectModel , SwitchSelector selector , String expression , Parameters parameters , Object selecto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DebuggingSitemapExecutor.popVariables( ExecutionContext context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DebuggingSitemapExecutor.invokePreparableMatcher( ExecutionContext context , Map objectModel , PreparableMatcher matcher , String pattern , Object preparedPattern ,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DebuggingSitemapExecutor.invokeMatcher( ExecutionContext context , Map objectModel , Matcher matcher , String pattern ,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DebuggingSitemapExecutor.addTransformer( ExecutionContext context , Map objectModel , PipelineComponent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DebuggingSitemapExecutor.addSerializer( ExecutionContext context , Map objectModel , PipelineComponent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DebuggingSitemapExecutor.leaveSitemap( ExecutionContext context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DebuggingSitemapExecutor.invokeSelector( ExecutionContext context , Map objectModel , Selector selector , String expression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DebuggingSitemapExecutor.invokeAction( final ExecutionContext context , final Map objectModel , final Action action , final Redirector redirector , final SourceResolver resolver , final String resolvedSource , final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DebuggingSitemapExecu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buggingSitemapExecu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buggingSitemapExecutor.redirectTo( ExecutionContext context , Map objectModel , String uri , boolean createSession , boolean global , boolean perma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DebuggingSitemapExecutor.enterSitemap( ExecutionContext context , Map objectModel , String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moteDebuggingSitemapExecutor.enteringPipeline( ExecutionContext context , Map objectModel , PipelineComponent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DebuggingSitemapExecutor.pushVariables( ExecutionContext context , Map objectModel , String key , Map variab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DebuggingSitemapExecutor.addReader( ExecutionContext context , Map objectModel , PipelineComponent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